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241f" officeooo:paragraph-rsid="0004241f"/>
    </style:style>
    <style:style style:name="P2" style:family="paragraph" style:parent-style-name="Text_20_body">
      <style:text-properties officeooo:paragraph-rsid="0004241f"/>
    </style:style>
    <style:style style:name="P3" style:family="paragraph" style:parent-style-name="Text_20_body">
      <style:text-properties fo:font-size="12pt" officeooo:rsid="0004241f" officeooo:paragraph-rsid="0004241f" style:font-size-asian="12pt" style:font-size-complex="12pt"/>
    </style:style>
    <style:style style:name="P4" style:family="paragraph" style:parent-style-name="Text_20_body">
      <style:text-properties fo:font-size="12pt" officeooo:rsid="0004241f" officeooo:paragraph-rsid="0005fc08" style:font-size-asian="12pt" style:font-size-complex="12pt"/>
    </style:style>
    <style:style style:name="P5" style:family="paragraph" style:parent-style-name="Text_20_body">
      <style:text-properties officeooo:rsid="0005fc08" officeooo:paragraph-rsid="0005fc08"/>
    </style:style>
    <style:style style:name="P6" style:family="paragraph" style:parent-style-name="Text_20_body">
      <style:text-properties officeooo:rsid="0008af2d" officeooo:paragraph-rsid="0008af2d"/>
    </style:style>
    <style:style style:name="P7" style:family="paragraph" style:parent-style-name="Text_20_body">
      <style:text-properties officeooo:rsid="000a6f86" officeooo:paragraph-rsid="000a6f86"/>
    </style:style>
    <style:style style:name="P8" style:family="paragraph" style:parent-style-name="Text_20_body">
      <style:paragraph-properties fo:line-height="100%"/>
      <style:text-properties officeooo:rsid="000b3ac3" officeooo:paragraph-rsid="000b3ac3"/>
    </style:style>
    <style:style style:name="P9" style:family="paragraph" style:parent-style-name="Text_20_body">
      <style:text-properties officeooo:rsid="000ca052" officeooo:paragraph-rsid="000ca052"/>
    </style:style>
    <style:style style:name="P10" style:family="paragraph" style:parent-style-name="Heading_20_3">
      <style:text-properties officeooo:rsid="0002ab22" officeooo:paragraph-rsid="0002ab22"/>
    </style:style>
    <style:style style:name="T1" style:family="text">
      <style:text-properties officeooo:rsid="0004241f"/>
    </style:style>
    <style:style style:name="T2" style:family="text">
      <style:text-properties officeooo:rsid="0005fc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Exercise 1</text:h>
      <text:h text:style-name="P10" text:outline-level="3">Ryno Lawson</text:h>
      <text:p text:style-name="Text_20_body"/>
      <text:p text:style-name="Text_20_body"><text:span text:style-name="Strong_20_Emphasis">1.3.1</text:span></text:p>
      <text:p text:style-name="P1">No. 2 <text:s/>- def convertEnthalpyToDistribution_2(E,k,T):</text:p>
      <text:p text:style-name="P2"><text:span text:style-name="T1"><text:s text:c="8"/>return(np.exp(-E/(k*T)))</text:span></text:p>
      <text:p text:style-name="Text_20_body"><text:span text:style-name="Strong_20_Emphasis">1.3.2</text:span></text:p>
      <text:p text:style-name="P3">I expect the lowest energy level to have the highest occupation.</text:p>
      <text:p text:style-name="P4">No 1 <text:tab/>-<text:span text:style-name="T2">@1000K - highest energy state mostly occupied </text:span></text:p>
      <text:p text:style-name="P4"><text:tab/>-@ 0K - lower temp – shows nothing</text:p>
      <text:p text:style-name="P4">No2 <text:tab/>- <text:span text:style-name="T2">@1000K – lowest energy state mostly occupied </text:span></text:p>
      <text:p text:style-name="P4"><text:tab/>-@ 0K – lower temp – does not run</text:p>
      <text:p text:style-name="P4">No 3<text:tab/>- <text:span text:style-name="T2">@1000K – even distribution across energy states</text:span></text:p>
      <text:p text:style-name="P4"><text:tab/>- @ 0K – lower temp – even distribution</text:p>
      <text:p text:style-name="P4">No 4 <text:tab/>- <text:span text:style-name="T2">@1000K - lowest energy state mostly occupied </text:span></text:p>
      <text:p text:style-name="P4"><text:tab/>- @ 0K – lower temp – <text:span text:style-name="T2">does not run</text:span></text:p>
      <text:p text:style-name="P4">No 5 <text:tab/>- <text:span text:style-name="T2">@1000K - lowest energy state mostly occupied </text:span></text:p>
      <text:p text:style-name="P4"><text:s/><text:tab/>- @ 0K – lower temp - <text:s/><text:span text:style-name="T2">highest energy state occupied </text:span></text:p>
      <text:p text:style-name="P5">This suggests both No.2 and no.4 would be good but looking at the formula No4. Could work but there is an addition of 10 to the Energy formula. </text:p>
      <text:p text:style-name="Text_20_body"><text:span text:style-name="Strong_20_Emphasis">1.4.1</text:span></text:p>
      <text:p text:style-name="P6">As the sample size is small, there are not enough samples for the distribution to be significantly similar to the predicted states distribution. However if we increase the number of samples the significance of the distribution allows for an increase in the accuracy of the actual distribution probabilities</text:p>
      <text:p text:style-name="Text_20_body"/>
      <text:p text:style-name="Text_20_body"><text:span text:style-name="Strong_20_Emphasis">1.5.1</text:span></text:p>
      <text:p text:style-name="P7">They don’t agree because they are not related. Prime rule is random. Boltzmann distribution is based on physics</text:p>
      <text:p text:style-name="Text_20_body"><text:span text:style-name="Strong_20_Emphasis">1.5.2</text:span></text:p>
      <text:p text:style-name="P8"><text:soft-page-break/>def BoltzmannRule(stateThere):</text:p>
      <text:p text:style-name="P8"><text:s text:c="4"/>if(is_prime(stateThere)):</text:p>
      <text:p text:style-name="P8"><text:s text:c="8"/>return(True)</text:p>
      <text:p text:style-name="P8"><text:s text:c="4"/>else:</text:p>
      <text:p text:style-name="P8"><text:s text:c="8"/>chance = np.random.rand()</text:p>
      <text:p text:style-name="P8"><text:s text:c="8"/>if stateThere%2 == 0:</text:p>
      <text:p text:style-name="P8"><text:s text:c="12"/>return(True)</text:p>
      <text:p text:style-name="P8"><text:s text:c="8"/>else:</text:p>
      <text:p text:style-name="P8"><text:s text:c="12"/>return(False)</text:p>
      <text:p text:style-name="Text_20_body"/>
      <text:p text:style-name="Text_20_body"><text:span text:style-name="Strong_20_Emphasis">1.5.3</text:span></text:p>
      <text:p text:style-name="P9">def BoltzmannRule(EnergiesState, stateThere, stateHere):</text:p>
      <text:p text:style-name="P9"><text:s text:c="4"/>if EnergiesState[stateThere] &lt; EnergiesState[stateHere]:</text:p>
      <text:p text:style-name="P9"><text:s text:c="8"/>return(True)</text:p>
      <text:p text:style-name="P9"><text:s text:c="4"/>else:</text:p>
      <text:p text:style-name="P9"><text:s text:c="8"/>chance = np.random.rand()</text:p>
      <text:p text:style-name="P9"><text:s text:c="8"/>if convertEnthalpyToDistribution(EnergiesState[stateThere] - EnergiesState[stateHere], k, T) &gt; chance:</text:p>
      <text:p text:style-name="P9"><text:s text:c="12"/>return(True)</text:p>
      <text:p text:style-name="P9"><text:s text:c="8"/>else:</text:p>
      <text:p text:style-name="P9"><text:s text:c="12"/>return(Fal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3:04:13.308942141</meta:creation-date>
    <dc:date>2017-03-27T17:27:04.257729767</dc:date>
    <meta:editing-duration>PT1H19M50S</meta:editing-duration>
    <meta:editing-cycles>1</meta:editing-cycles>
    <meta:generator>LibreOffice/5.1.6.2$Linux_X86_64 LibreOffice_project/10m0$Build-2</meta:generator>
    <meta:document-statistic meta:table-count="0" meta:image-count="0" meta:object-count="0" meta:page-count="2" meta:paragraph-count="42" meta:word-count="245" meta:character-count="1786" meta:non-whitespace-character-count="1419"/>
  </office:meta>
</office:document-meta>
</file>